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6351" officeooo:paragraph-rsid="0001635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63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6351" officeooo:paragraph-rsid="000163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Description</text:p>
      <text:p text:style-name="P1"/>
      <text:p text:style-name="P1">USER:</text:p>
      <text:p text:style-name="P1">Election Data Visualization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4">Actor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Precondition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Postcondition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Main Flow</text:p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">Alternative Flow</text:p>
          </table:table-cell>
          <table:table-cell table:style-name="Table1.B2" office:value-type="string">
            <text:p text:style-name="P2"/>
          </table:table-cell>
        </table:table-row>
      </table:table>
      <text:p text:style-name="P1"/>
      <text:p text:style-name="P1">ADMIN:</text:p>
      <text:p text:style-name="P1">Input JSON data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">Actor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Precondition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Postcondition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Main Flow</text:p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4">Alternative Flow</text:p>
          </table:table-cell>
          <table:table-cell table:style-name="Table2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2-21T07:52:53.586000000</dc:date>
    <meta:editing-duration>PT1M38S</meta:editing-duration>
    <meta:editing-cycles>1</meta:editing-cycles>
    <meta:document-statistic meta:table-count="2" meta:image-count="0" meta:object-count="0" meta:page-count="1" meta:paragraph-count="15" meta:word-count="25" meta:character-count="183" meta:non-whitespace-character-count="173"/>
  </office:meta>
</office:document-meta>
</file>